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B" style:family="table-column">
      <style:table-column-properties style:column-width="1.6729in" style:rel-column-width="16382*"/>
    </style:style>
    <style:style style:name="Table1.C" style:family="table-column">
      <style:table-column-properties style:column-width="0.8368in" style:rel-column-width="8194*"/>
    </style:style>
    <style:style style:name="Table1.D" style:family="table-column">
      <style:table-column-properties style:column-width="1.6736in" style:rel-column-width="16384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2b7a0" officeooo:paragraph-rsid="0002b7a0" style:font-weight-asian="bold" style:font-weight-complex="bold"/>
    </style:style>
    <style:style style:name="P2" style:family="paragraph" style:parent-style-name="Standard">
      <style:text-properties fo:font-weight="bold" officeooo:rsid="0002b7a0" officeooo:paragraph-rsid="0002b7a0" style:font-weight-asian="bold" style:font-weight-complex="bold"/>
    </style:style>
    <style:style style:name="P3" style:family="paragraph" style:parent-style-name="Standard">
      <style:text-properties officeooo:rsid="0002b7a0" officeooo:paragraph-rsid="0002b7a0"/>
    </style:style>
    <style:style style:name="P4" style:family="paragraph" style:parent-style-name="Table_20_Contents">
      <style:paragraph-properties fo:text-align="center" style:justify-single-word="false"/>
      <style:text-properties officeooo:paragraph-rsid="00051689"/>
    </style:style>
    <style:style style:name="P5" style:family="paragraph" style:parent-style-name="Standard" style:list-style-name="L1">
      <style:text-properties fo:font-weight="bold" officeooo:rsid="0002b7a0" officeooo:paragraph-rsid="0002b7a0" style:font-weight-asian="bold" style:font-weight-complex="bold"/>
    </style:style>
    <style:style style:name="P6" style:family="paragraph" style:parent-style-name="Standard">
      <style:text-properties fo:font-weight="normal" officeooo:rsid="0002b7a0" officeooo:paragraph-rsid="0002b7a0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2b7a0" officeooo:paragraph-rsid="00051689" style:font-weight-asian="normal" style:font-weight-complex="normal"/>
    </style:style>
    <style:style style:name="P8" style:family="paragraph" style:parent-style-name="Standard">
      <style:text-properties fo:font-weight="normal" officeooo:rsid="0002b7a0" officeooo:paragraph-rsid="00051689" style:font-weight-asian="normal" style:font-weight-complex="normal"/>
    </style:style>
    <style:style style:name="T1" style:family="text">
      <style:text-properties officeooo:rsid="00051689"/>
    </style:style>
    <style:style style:name="T2" style:family="text">
      <style:text-properties officeooo:rsid="00054a69"/>
    </style:style>
    <style:style style:name="T3" style:family="text">
      <style:text-properties officeooo:rsid="0006ec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(v6)</text:p>
      <text:p text:style-name="P3"/>
      <text:p text:style-name="P3"/>
      <text:p text:style-name="P2">Features of IPV6 over IPV4</text:p>
      <text:list xml:id="list2146581875" text:style-name="L2">
        <text:list-item>
          <text:p text:style-name="P7"><text:span text:style-name="T1">Expanded addressing capabilities</text:span></text:p>
        </text:list-item>
        <text:list-item>
          <text:p text:style-name="P7"><text:span text:style-name="T1">No fragmentation</text:span></text:p>
        </text:list-item>
        <text:list-item>
          <text:p text:style-name="P7"><text:span text:style-name="T1">Fixed 40-byte length header</text:span></text:p>
        </text:list-item>
        <text:list-item>
          <text:p text:style-name="P7"><text:span text:style-name="T1">No Checksum</text:span></text:p>
        </text:list-item>
        <text:list-item>
          <text:p text:style-name="P7"><text:span text:style-name="T1">Flow labeling and priority</text:span></text:p>
        </text:list-item>
      </text:list>
      <text:p text:style-name="P8"><text:span text:style-name="T1"/></text:p>
      <text:p text:style-name="P2">IPV6 datagra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4"><text:span text:style-name="T1">Version</text:span></text:p>
            <text:p text:style-name="P4"><text:span text:style-name="T1">(4)</text:span></text:p>
          </table:table-cell>
          <table:table-cell table:style-name="Table1.A1" office:value-type="string">
            <text:p text:style-name="P4"><text:span text:style-name="T1">Traffic classification</text:span></text:p>
            <text:p text:style-name="P4"><text:span text:style-name="T1">(8)</text:span></text:p>
          </table:table-cell>
          <table:table-cell table:style-name="Table1.C1" table:number-columns-spanned="3" office:value-type="string">
            <text:p text:style-name="P4"><text:span text:style-name="T1">Flow label</text:span></text:p>
            <text:p text:style-name="P4"><text:span text:style-name="T1">(20)</text:span>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4"><text:span text:style-name="T1">Payload length</text:span></text:p>
            <text:p text:style-name="P4"><text:span text:style-name="T1">(16)</text:span></text:p>
          </table:table-cell>
          <table:covered-table-cell/>
          <table:covered-table-cell/>
          <table:table-cell table:style-name="Table1.A2" office:value-type="string">
            <text:p text:style-name="P4"><text:span text:style-name="T1">Next header</text:span></text:p>
            <text:p text:style-name="P4"><text:span text:style-name="T1">(8)</text:span></text:p>
          </table:table-cell>
          <table:table-cell table:style-name="Table1.E2" office:value-type="string">
            <text:p text:style-name="P4"><text:span text:style-name="T1">Hop limit</text:span></text:p>
            <text:p text:style-name="P4"><text:span text:style-name="T1">(8)</text:span></text:p>
          </table:table-cell>
        </table:table-row>
        <table:table-row>
          <table:table-cell table:style-name="Table1.E2" table:number-columns-spanned="5" office:value-type="string">
            <text:p text:style-name="P4"><text:span text:style-name="T1">Source Address(3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5" office:value-type="string">
            <text:p text:style-name="P4"><text:span text:style-name="T1">Source Address(3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5" office:value-type="string">
            <text:p text:style-name="P4"><text:span text:style-name="T1">Source Address(3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5" office:value-type="string">
            <text:p text:style-name="P4"><text:span text:style-name="T1">Source Address(3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5" office:value-type="string">
            <text:p text:style-name="P4"><text:span text:style-name="T1">Destination Address(3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5" office:value-type="string">
            <text:p text:style-name="P4"><text:span text:style-name="T1">Destination Address(3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5" office:value-type="string">
            <text:p text:style-name="P4"><text:span text:style-name="T1">Destination Address(3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5" office:value-type="string">
            <text:p text:style-name="P4"><text:span text:style-name="T1">Destination Address(32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2">Transitioning from IPV<text:span text:style-name="T2">4</text:span> to IPV<text:span text:style-name="T2">6</text:span></text:p>
      <text:list xml:id="list21465806751" text:style-name="L1">
        <text:list-item>
          <text:p text:style-name="P5">Dual stack approach<text:span text:style-name="T3">(Figure 31)</text:span></text:p>
        </text:list-item>
        <text:list-item>
          <text:p text:style-name="P5">Tunneling approach<text:span text:style-name="T3">(Figure 32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30T11:29:07</meta:creation-date>
    <dc:date>2013-03-14T18:17:17</dc:date>
    <dc:creator>Kempa </dc:creator>
    <meta:editing-duration>PT52S</meta:editing-duration>
    <meta:editing-cycles>5</meta:editing-cycles>
    <meta:generator>LibreOffice/3.6$Linux_x86 LibreOffice_project/360m1$Build-2</meta:generator>
    <meta:document-statistic meta:table-count="1" meta:image-count="0" meta:object-count="0" meta:page-count="1" meta:paragraph-count="31" meta:word-count="75" meta:character-count="511" meta:non-whitespace-character-count="474"/>
  </office:meta>
</office:document-meta>
</file>